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90f" officeooo:paragraph-rsid="000a69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ci-l148@DCI-L148:~/projects$ mkdir berlin</text:p>
      <text:p text:style-name="Standard"/>
      <text:p text:style-name="P1">dann in folder berlin gehen, habe ich vergessen</text:p>
      <text:p text:style-name="P1"/>
      <text:p text:style-name="Standard">dci-l148@DCI-L148:~/projects$ git clone https://github.com/dciberlin/my_hometown.git</text:p>
      <text:p text:style-name="Standard">Klone nach 'my_hometown' ...</text:p>
      <text:p text:style-name="Standard">remote: Enumerating objects: 9, done.</text:p>
      <text:p text:style-name="Standard">remote: Counting objects: 100% (9/9), done.</text:p>
      <text:p text:style-name="Standard">remote: Compressing objects: 100% (6/6), done.</text:p>
      <text:p text:style-name="Standard">remote: Total 9 (delta 0), reused 0 (delta 0), pack-reused 0</text:p>
      <text:p text:style-name="Standard">Entpacke Objekte: 100% (9/9), Fertig.</text:p>
      <text:p text:style-name="Standard">dci-l148@DCI-L148:~/projects$ ls</text:p>
      <text:p text:style-name="Standard">berlin <text:s/>Beyonce <text:s/>my_hometown</text:p>
      <text:p text:style-name="Standard">dci-l148@DCI-L148:~/projects$ cd my_hometown/</text:p>
      <text:p text:style-name="Standard">dci-l148@DCI-L148:~/projects/my_hometown$ ls</text:p>
      <text:p text:style-name="Standard">README.md</text:p>
      <text:p text:style-name="Standard">dci-l148@DCI-L148:~/projects/my_hometown$ git branch</text:p>
      <text:p text:style-name="Standard">* master</text:p>
      <text:p text:style-name="Standard">dci-l148@DCI-L148:~/projects/my_hometown$ git branch -a</text:p>
      <text:p text:style-name="Standard">* master</text:p>
      <text:p text:style-name="Standard"><text:s text:c="2"/>remotes/origin/HEAD -&gt; origin/master</text:p>
      <text:p text:style-name="Standard"><text:s text:c="2"/>remotes/origin/dev</text:p>
      <text:p text:style-name="Standard"><text:s text:c="2"/>remotes/origin/master</text:p>
      <text:p text:style-name="Standard">dci-l148@DCI-L148:~/projects/my_hometown$ git checkout dev</text:p>
      <text:p text:style-name="Standard">Branch 'dev' folgt nun Remote-Branch 'dev' von 'origin'.</text:p>
      <text:p text:style-name="Standard">Zu neuem Branch 'dev' gewechselt</text:p>
      <text:p text:style-name="Standard">dci-l148@DCI-L148:~/projects/my_hometown$ git pull</text:p>
      <text:p text:style-name="Standard">Bereits aktuell.</text:p>
      <text:p text:style-name="Standard">dci-l148@DCI-L148:~/projects/my_hometown$ git branch</text:p>
      <text:p text:style-name="Standard">* dev</text:p>
      <text:p text:style-name="Standard"><text:s text:c="2"/>master</text:p>
      <text:p text:style-name="Standard">dci-l148@DCI-L148:~/projects/my_hometown$ git checkout -b swantje_berlin</text:p>
      <text:p text:style-name="Standard">Zu neuem Branch 'swantje_berlin' gewechselt</text:p>
      <text:p text:style-name="Standard">dci-l148@DCI-L148:~/projects/my_hometown$ git branch</text:p>
      <text:p text:style-name="Standard"><text:s text:c="2"/>dev</text:p>
      <text:p text:style-name="Standard"><text:s text:c="2"/>master</text:p>
      <text:p text:style-name="Standard">* swantje_berlin</text:p>
      <text:p text:style-name="Standard">dci-l148@DCI-L148:~/projects/my_hometown$ mkdir swantje_berl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0:18:22.695178109</meta:creation-date>
    <dc:date>2019-05-02T10:19:38.604809467</dc:date>
    <meta:editing-duration>PT1M16S</meta:editing-duration>
    <meta:editing-cycles>1</meta:editing-cycles>
    <meta:document-statistic meta:table-count="0" meta:image-count="0" meta:object-count="0" meta:page-count="1" meta:paragraph-count="36" meta:word-count="127" meta:character-count="1321" meta:non-whitespace-character-count="1216"/>
    <meta:generator>LibreOffice/6.0.7.3$Linux_X86_64 LibreOffice_project/00m0$Build-3</meta:generator>
  </office:meta>
</office:document-meta>
</file>